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703cm" fo:min-width="1.279cm"/>
    </style:style>
    <style:style style:name="gr17" style:family="graphic" style:parent-style-name="standard">
      <style:graphic-properties draw:fill-color="#fff9ae" draw:textarea-horizontal-align="justify" draw:textarea-vertical-align="top" draw:auto-grow-height="false" fo:min-height="1.935cm" fo:min-width="4.58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senzing/ibm-db2express-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</text:span><text:span text:style-name="T1">m </text:span><text:span text:style-name="T1">ch</text:span><text:span text:style-name="T1">art:</text:span></text:p>
          <text:p text:style-name="P1"><text:span text:style-name="T1">se</text:span><text:span text:style-name="T1">nzi</text:span><text:span text:style-name="T1">ng/</text:span><text:span text:style-name="T1">se</text:span><text:span text:style-name="T1">nzi</text:span><text:span text:style-name="T1">ng-</text:span><text:span text:style-name="T1">mo</text:span><text:span text:style-name="T1">ck-</text:span><text:span text:style-name="T1">dat</text:span><text:span text:style-name="T1">a-</text:span><text:span text:style-name="T1">ge</text:span><text:span text:style-name="T1">ner</text:span><text:span text:style-name="T1">ato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</text:span><text:span text:style-name="T1">ge</text:span><text:span text:style-name="T1">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</text:span><text:span text:style-name="T1">ck</text:span><text:span text:style-name="T1">er </text:span><text:span text:style-name="T1">co</text:span><text:span text:style-name="T1">nta</text:span><text:span text:style-name="T1">ine</text:span><text:span text:style-name="T1">r:</text:span><text:span text:style-name="T1"><text:line-break/></text:span><text:span text:style-name="T1">se</text:span><text:span text:style-name="T1">nzi</text:span><text:span text:style-name="T1">ng/</text:span><text:span text:style-name="T1">mo</text:span><text:span text:style-name="T1">ck-</text:span><text:span text:style-name="T1">dat</text:span><text:span text:style-name="T1">a-</text:span><text:span text:style-name="T1">ge</text:span><text:span text:style-name="T1">ner</text:span><text:span text:style-name="T1">ato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ibmcom/db2express-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Helm chart:</text:span></text:p>
          <text:p text:style-name="P1"><text:span text:style-name="T1">senzing/kafka-test-</text:span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6.361cm" svg:y1="10.27cm" svg:x2="9.255cm" svg:y2="10.271cm">
          <text:p/>
        </draw:line>
        <draw:custom-shape draw:style-name="gr15" draw:text-style-name="P9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6" draw:text-style-name="P11" draw:layer="layout" svg:width="1.778cm" svg:height="1.524cm" svg:x="4.683cm" svg:y="19.542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5.445cm" svg:y1="16.383cm" svg:x2="5.445cm" svg:y2="19.669cm">
          <text:p/>
        </draw:line>
        <draw:custom-shape draw:style-name="gr17" draw:text-style-name="P4" draw:layer="layout" svg:width="5.08cm" svg:height="2.185cm" svg:x="1.635cm" svg:y="9.61cm">
          <text:p text:style-name="P1"><text:span text:style-name="T1">Docker container:</text:span><text:span text:style-name="T1"><text:line-break/></text:span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0.762cm" svg:x="1.862cm" svg:y="10.6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16cm" svg:x2="5.445cm" svg:y2="15.605cm">
          <text:p/>
        </draw:line>
        <draw:line draw:style-name="gr7" draw:text-style-name="P8" draw:layer="layout" svg:x1="5.445cm" svg:y1="7.342cm" svg:x2="5.445cm" svg:y2="10.525cm">
          <text:p/>
        </draw:line>
        <draw:custom-shape draw:style-name="gr1" draw:text-style-name="P2" draw:layer="layout" svg:width="6.35cm" svg:height="3.81cm" svg:x="0.999cm" svg:y="26.4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7.547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8.648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5.266cm" svg:x2="5.445cm" svg:y2="29.0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23T13:58:35.254936963</dc:date>
    <meta:editing-duration>PT1H56M35S</meta:editing-duration>
    <meta:editing-cycles>32</meta:editing-cycles>
    <meta:generator>LibreOffice/6.0.7.3$Linux_X86_64 LibreOffice_project/00m0$Build-3</meta:generator>
    <meta:document-statistic meta:object-count="40"/>
  </office:meta>
</office:document-meta>
</file>